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605" officeooo:paragraph-rsid="00080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5:06:00.316424883</meta:creation-date>
    <dc:date>2020-06-18T15:06:57.052773301</dc:date>
    <meta:editing-duration>PT58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1.5.2$Linux_X86_64 LibreOffice_project/10$Build-2</meta:generator>
  </office:meta>
</office:document-meta>
</file>